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office:font-face-decls>
  <office:automatic-styles>
    <style:style style:name="P1" style:parent-style-name="Normal" style:master-page-name="MP0" style:family="paragraph">
      <style:paragraph-properties fo:break-before="page" fo:text-align="center" fo:margin-top="0.1666in" fo:margin-bottom="0.1666in"/>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2" style:parent-style-name="Normal" style:family="paragraph">
      <style:paragraph-properties fo:text-align="center" fo:margin-top="0.1666in" fo:margin-bottom="0.1666in"/>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 style:parent-style-name="Normal" style:family="paragraph">
      <style:paragraph-properties fo:text-align="justify" fo:margin-top="0.1666in" fo:margin-bottom="0.1666in"/>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4" style:parent-style-name="Normal" style:family="paragraph">
      <style:paragraph-properties fo:text-align="justify"/>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7" style:parent-style-name="Normal" style:family="paragraph">
      <style:paragraph-properties fo:text-align="justify"/>
      <style:text-properties style:font-name="Times New Roman" style:font-name-asian="Times New Roman" style:font-name-complex="Times New Roman"/>
    </style:style>
    <style:style style:name="P8"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9" style:parent-style-name="Normal" style:family="paragraph">
      <style:paragraph-properties fo:text-align="justify"/>
      <style:text-properties style:font-name="Times New Roman" style:font-name-asian="Times New Roman" style:font-name-complex="Times New Roman"/>
    </style:style>
    <style:style style:name="P10" style:parent-style-name="Normal" style:family="paragraph">
      <style:text-properties style:font-name="Times New Roman" style:font-name-asian="Times New Roman" style:font-name-complex="Times New Roman"/>
    </style:style>
  </office:automatic-styles>
  <office:body>
    <office:text text:use-soft-page-breaks="true">
      <text:p text:style-name="P1">Task 9: Random Forest – Credit Card Fraud Detection</text:p>
      <text:p text:style-name="P2">Report</text:p>
      <text:p text:style-name="P3">Objective:</text:p>
      <text:p text:style-name="P4"><text:span text:style-name="T5">The goal of this task is to detect fraudulent credit card transactions using a reliable machine learning model. Imbalanced data is handled carefully to avoid bias toward non-fraudulent transactions. A Random Forest ensemble model is used to improve accuracy and robustness. Model performance is evaluated using Precision, Recall, F1-score, and feature importance analysis.</text:span></text:p>
      <text:p text:style-name="P6">Methodology:</text:p>
      <text:p text:style-name="P7">The methodology for this task began with loading the credit card fraud dataset and performing exploratory analysis to understand its structure and the severe class imbalance. The data was preprocessed by separating features from the target column (Class).<text:s/>A stratified train-test split was applied to maintain the proportion of fraud cases in both sets. Initially, Logistic Regression was considered, but Random Forest was chosen due to the dataset size and imbalance. The Random Forest model was trained with multiple decision trees to improve generalization and reduce overfitting. Model performance was evaluated using Precision, Recall, and F1-score, which are suitable for imbalanced data. A confusion matrix was created to visualize predictions, and feature importance analysis identified key variables influencing fraud detection.<text:s/>Finally, the trained Random Forest model was saved using Joblib for future use and deployment.<text:s/></text:p>
      <text:p text:style-name="P8">Conclusion:</text:p>
      <text:p text:style-name="P9">This task<text:s/>provides<text:s/>hands-on experience in building a real-world fraud detection system. By applying Random Forest and focusing on appropriate evaluation metrics, the model effectively identified fraudulent transactions despite severe class imbalance. This task enhanced<text:s/>me<text:s/>understanding of ensemble learning and practical machine learning workflows.</text:p>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Times New Roman"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vik Reddy</meta:initial-creator>
    <dc:creator>Ruthvik Reddy</dc:creator>
    <meta:creation-date>2026-02-01T13:41:00Z</meta:creation-date>
    <dc:date>2026-02-01T13:41:00Z</dc:date>
    <meta:template xlink:href="Normal.dotm" xlink:type="simple"/>
    <meta:editing-cycles>1</meta:editing-cycles>
    <meta:editing-duration>PT0S</meta:editing-duration>
    <meta:document-statistic meta:page-count="1" meta:paragraph-count="3" meta:word-count="261" meta:character-count="1750" meta:row-count="12" meta:non-whitespace-character-count="1492"/>
  </office:meta>
</office:document-meta>
</file>